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3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3-02-0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2-01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1-06-1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1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19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0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7-02-0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3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2-01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5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2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1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10-04-29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2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2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8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8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9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5-05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5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200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1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541117074404</text:p>
          </table:table-cell>
          <table:table-cell office:value-type="string" calcext:value-type="string">
            <text:p>001S002W07Q004S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898" meta:object-count="0"/>
    <meta:user-defined meta:name="AppVersion">3.0</meta:user-defined>
  </office:meta>
</office:document-meta>
</file>